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background-color="#ff9900"/>
    </style:style>
    <style:style style:name="P3" style:family="paragraph" style:parent-style-name="Standard">
      <style:text-properties fo:background-color="#ffcc99"/>
    </style:style>
    <style:style style:name="P4" style:family="paragraph" style:parent-style-name="Standard">
      <style:text-properties fo:background-color="#ffcc00"/>
    </style:style>
    <style:style style:name="P5" style:family="paragraph" style:parent-style-name="Standard">
      <style:text-properties fo:background-color="#ff99ff"/>
    </style:style>
    <style:style style:name="P6" style:family="paragraph" style:parent-style-name="Standard">
      <style:paragraph-properties fo:background-color="#cccccc">
        <style:background-image/>
      </style:paragraph-properties>
    </style:style>
    <style:style style:name="P7" style:family="paragraph" style:parent-style-name="Standard">
      <style:text-properties fo:background-color="#ffcc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a new member joins:</text:p>
      <text:p text:style-name="Standard">login to admin</text:p>
      <text:p text:style-name="Standard">go to Users</text:p>
      <text:p text:style-name="Standard">click add User (top right)</text:p>
      <text:p text:style-name="Standard">Username = the member's TO name. (Fox, Trout, etc)</text:p>
      <text:p text:style-name="Standard">give <text:s/>a temp password, tell them about it</text:p>
      <text:p text:style-name="Standard">contact email – this will be used by the system to send notices to the user</text:p>
      <text:p text:style-name="Standard">double click Members in the Groups section to 'choose it' / send it to the right side</text:p>
      <text:p text:style-name="Standard"/>
      <text:p text:style-name="Standard">Person</text:p>
      <text:p text:style-name="Standard">(if the Person doesn't exist in the system already)</text:p>
      <text:p text:style-name="Standard">Name = same as Username</text:p>
      <text:p text:style-name="Standard">contact email – this will be used by the system to send notices to the user</text:p>
      <text:p text:style-name="Standard">parent = ignore this</text:p>
      <text:p text:style-name="Standard">preference = defaults to 'anyone can stay' as their guest status, user can manually change later</text:p>
      <text:p text:style-name="Standard"/>
      <text:p text:style-name="Standard">(if they do exist already)</text:p>
      <text:p text:style-name="Standard">go to Persons</text:p>
      <text:p text:style-name="Standard">click their name</text:p>
      <text:p text:style-name="Standard">select the matching User you just created from the dropdown</text:p>
      <text:p text:style-name="Standard">Save</text:p>
      <text:p text:style-name="Standard">=//=//==/=/=/=/=/=/=/===//=/=//==//==/</text:p>
      <text:p text:style-name="Standard">^^^^^^^</text:p>
      <text:p text:style-name="P2">CRUD User's and Persons (this seems like something the admin page does just fine)</text:p>
      <text:p text:style-name="P4">Create a user account with person object attached</text:p>
      <text:p text:style-name="P4">create non-user persons and attach to others as children</text:p>
      <text:p text:style-name="P4">turn children persons into Users (for teens maybe)</text:p>
      <text:p text:style-name="P4">delete a person</text:p>
      <text:p text:style-name="P4">delete a user / person</text:p>
      <text:p text:style-name="P3"/>
      <text:p text:style-name="P5">Move members to different rooms, copying their calendars over</text:p>
      <text:p text:style-name="Standard"/>
      <text:p text:style-name="P6">TOGGLING NOTES</text:p>
      <text:p text:style-name="P6">taking offline deletes all events of all room calendars</text:p>
      <text:p text:style-name="P6">it does not attempt to auto reassign scheduled occupancies</text:p>
      <text:p text:style-name="P6">putting back online will make all rooms online</text:p>
      <text:p text:style-name="P6">offline room set to not show in rooms_master</text:p>
      <text:p text:style-name="P6">does not remove owners</text:p>
      <text:p text:style-name="Standard"/>
      <text:p text:style-name="Standard">optimize is_available, include all checks with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7-02T14:56:48.85</meta:creation-date>
    <dc:date>2024-07-12T11:20:14.72</dc:date>
    <dc:creator>Trevor Pierson</dc:creator>
    <meta:editing-duration>P7DT15H9M35S</meta:editing-duration>
    <meta:editing-cycles>89</meta:editing-cycles>
    <meta:generator>OpenOffice/4.1.13$Win32 OpenOffice.org_project/4113m1$Build-9810</meta:generator>
    <meta:document-statistic meta:table-count="0" meta:image-count="0" meta:object-count="0" meta:page-count="1" meta:paragraph-count="35" meta:word-count="243" meta:character-count="1381"/>
  </office:meta>
</office:document-meta>
</file>